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ny">
      <style:paragraph-properties fo:break-before="page"/>
    </style:style>
    <style:style style:name="P2" style:family="paragraph" style:parent-style-name="Normalny">
      <style:text-properties fo:font-size="14pt" style:font-size-asian="14pt" style:font-size-complex="14pt"/>
    </style:style>
    <style:style style:name="P3" style:family="paragraph" style:parent-style-name="Normalny" style:master-page-name="MP0">
      <style:paragraph-properties style:page-number="auto" fo:break-before="page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System e-dziekanatu będzie zarządzać danymi wszystkich pracowników uczelni.</text:p>
      <text:p text:style-name="P2">- Za jego pomocą będzie można dodawać usuwać i modyfikować dane personelu takie jak ich oceny, dane personalne, adres do korespondencji.</text:p>
      <text:p text:style-name="P2">-Będzie używać technologii cgicc.</text:p>
      <text:p text:style-name="P2">-Dane będą wpisywane przez operatorkę.</text:p>
      <text:p text:style-name="P2">-Dostęp do nich będą miały osoby zalogowane do systemu</text:p>
      <text:p text:style-name="P2">-System będzie posiadał wyszukiwarkę studentów.<text:tab/><text:tab/><text:tab/></text:p>
      <text:p text:style-name="Normalny"><text:s/></text:p>
      <text:p text:style-name="Normalny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 LibreOffice_project/a64200df03143b798afd1ec74a12ab50359878ed</meta:generator>
    <dc:title/>
    <dc:description/>
    <dc:subject/>
    <meta:initial-creator>kacper dogiel</meta:initial-creator>
    <meta:creation-date>2020-03-27T18:20:00Z</meta:creation-date>
    <dc:date>2020-04-07T23:50:29.147000000</dc:date>
    <meta:editing-cycles>3</meta:editing-cycles>
    <meta:editing-duration>PT46M49S</meta:editing-duration>
    <meta:document-statistic meta:table-count="0" meta:image-count="0" meta:object-count="0" meta:page-count="2" meta:paragraph-count="7" meta:word-count="53" meta:character-count="389" meta:non-whitespace-character-count="338"/>
    <meta:template xlink:type="simple" xlink:actuate="onRequest" xlink:title="" xlink:href="Normal"/>
  </office:meta>
</office:document-meta>
</file>